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4.249cm" style:rel-column-width="16383*"/>
    </style:style>
    <style:style style:name="표1.D" style:family="table-column">
      <style:table-column-properties style:column-width="4.251cm" style:rel-column-width="16386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D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7.1000003814697pt" officeooo:rsid="000433ef" officeooo:paragraph-rsid="000433ef" style:font-size-asian="15pt" style:font-size-complex="17.1000003814697pt"/>
    </style:style>
    <style:style style:name="P2" style:family="paragraph" style:parent-style-name="Table_20_Contents">
      <style:text-properties fo:font-size="17.1000003814697pt" style:font-size-asian="15pt" style:font-size-complex="17.1000003814697pt"/>
    </style:style>
    <style:style style:name="P3" style:family="paragraph" style:parent-style-name="Table_20_Contents">
      <style:text-properties fo:font-size="17.1000003814697pt" officeooo:rsid="000433ef" officeooo:paragraph-rsid="000433ef" style:font-size-asian="15pt" style:font-size-complex="17.1000003814697pt"/>
    </style:style>
    <style:style style:name="P4" style:family="paragraph" style:parent-style-name="Table_20_Contents">
      <style:paragraph-properties fo:text-align="center" style:justify-single-word="false"/>
      <style:text-properties fo:font-size="17.1000003814697pt" officeooo:rsid="000433ef" officeooo:paragraph-rsid="000433ef" style:font-size-asian="15pt" style:font-size-complex="17.1000003814697pt"/>
    </style:style>
    <style:style style:name="P5" style:family="paragraph" style:parent-style-name="Table_20_Contents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6" style:family="paragraph" style:parent-style-name="Table_20_Contents">
      <style:text-properties fo:font-size="17.1000003814697pt" officeooo:rsid="0005843f" officeooo:paragraph-rsid="0005843f" style:font-size-asian="15pt" style:font-size-complex="17.1000003814697pt"/>
    </style:style>
    <style:style style:name="P7" style:family="paragraph" style:parent-style-name="Table_20_Contents">
      <style:text-properties fo:font-size="14pt" officeooo:rsid="000433ef" officeooo:paragraph-rsid="000433ef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>
      <style:paragraph-properties fo:text-align="center" style:justify-single-word="false"/>
      <style:text-properties fo:font-size="20pt" officeooo:rsid="0005843f" officeooo:paragraph-rsid="0005843f" style:font-size-asian="20pt" style:font-size-complex="20pt"/>
    </style:style>
    <style:style style:name="P10" style:family="paragraph" style:parent-style-name="Table_20_Contents">
      <style:paragraph-properties fo:text-align="center" style:justify-single-word="false"/>
      <style:text-properties fo:font-size="18pt" officeooo:rsid="000433ef" officeooo:paragraph-rsid="000433ef" style:font-size-asian="18pt" style:font-size-complex="18pt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20pt" officeooo:rsid="000433ef" officeooo:paragraph-rsid="000433ef" style:font-size-asian="20pt" style:font-size-complex="20pt"/>
    </style:style>
    <style:style style:name="P13" style:family="paragraph" style:parent-style-name="Standard">
      <style:text-properties fo:font-size="26pt" officeooo:rsid="000433ef" officeooo:paragraph-rsid="000433ef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fo:font-size="18pt" officeooo:rsid="000433ef" officeooo:paragraph-rsid="000433ef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officeooo:rsid="0029d98f" officeooo:paragraph-rsid="000832ab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officeooo:rsid="001f3c19" officeooo:paragraph-rsid="000832ab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fo:font-size="16pt" officeooo:rsid="000433ef" officeooo:paragraph-rsid="000433ef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fo:font-size="16pt" officeooo:rsid="00065471" officeooo:paragraph-rsid="00065471" style:font-size-asian="16pt" style:font-size-complex="16pt"/>
    </style:style>
    <style:style style:name="P19" style:family="paragraph" style:parent-style-name="Table_20_Contents">
      <style:text-properties fo:font-size="14pt" officeooo:rsid="000433ef" officeooo:paragraph-rsid="00065471" style:font-size-asian="14pt" style:font-size-complex="14pt"/>
    </style:style>
    <style:style style:name="P20" style:family="paragraph" style:parent-style-name="Table_20_Contents">
      <style:text-properties fo:font-size="17.1000003814697pt" style:font-size-asian="15pt" style:font-size-complex="17.1000003814697pt"/>
    </style:style>
    <style:style style:name="P21" style:family="paragraph" style:parent-style-name="Table_20_Contents">
      <style:text-properties fo:font-size="17.1000003814697pt" officeooo:rsid="00065471" officeooo:paragraph-rsid="00065471" style:font-size-asian="15pt" style:font-size-complex="17.1000003814697pt"/>
    </style:style>
    <style:style style:name="P2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officeooo:rsid="0005843f"/>
    </style:style>
    <style:style style:name="T2" style:family="text">
      <style:text-properties officeooo:rsid="00065471"/>
    </style:style>
    <style:style style:name="T3" style:family="text">
      <style:text-properties officeooo:rsid="0029d98f"/>
    </style:style>
    <style:style style:name="T4" style:family="text">
      <style:text-properties officeooo:rsid="00285b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국민대학교</text:p>
      <text:p text:style-name="P12">소프트웨어 융합대학</text:p>
      <text:p text:style-name="P12">소프트웨어 프로젝트II</text:p>
      <text:p text:style-name="P12">Adventure Design</text:p>
      <text:p text:style-name="P14"/>
      <text:p text:style-name="P14">조원 : 20181588 김용호, 20181599 김진명</text:p>
      <text:p text:style-name="P15">Python Code Checker</text:p>
      <text:p text:style-name="P16"><text:span text:style-name="T3">( </text:span><text:bookmark-start text:name="__DdeLink__841_3137881421"/>Python Cod<text:span text:style-name="T3">ing Style</text:span> <text:span text:style-name="T4">Check</text:span> Program<text:bookmark-end text:name="__DdeLink__841_3137881421"/> <text:span text:style-name="T3">)</text:span></text:p>
      <text:p text:style-name="P13">단위 테스트 보고서</text:p>
      <text:p text:style-name="P1"/>
      <table:table table:name="표1" table:style-name="표1">
        <table:table-column table:style-name="표1.A" table:number-columns-repeated="3"/>
        <table:table-column table:style-name="표1.D"/>
        <table:table-row>
          <table:table-cell table:style-name="표1.A1" office:value-type="string">
            <text:p text:style-name="P4">테스트 케이스</text:p>
          </table:table-cell>
          <table:table-cell table:style-name="표1.A1" office:value-type="string">
            <text:p text:style-name="P4">테스트 메소드</text:p>
          </table:table-cell>
          <table:table-cell table:style-name="표1.A1" office:value-type="string">
            <text:p text:style-name="P4">설명</text:p>
          </table:table-cell>
          <table:table-cell table:style-name="표1.D1" office:value-type="string">
            <text:p text:style-name="P5">결과</text:p>
          </table:table-cell>
        </table:table-row>
        <table:table-row>
          <table:table-cell table:style-name="표1.A2" office:value-type="string">
            <text:p text:style-name="P10">test_<text:span text:style-name="T2">operator</text:span></text:p>
          </table:table-cell>
          <table:table-cell table:style-name="표1.A2" office:value-type="string">
            <text:p text:style-name="P7"><text:span text:style-name="T2">Codechecker</text:span>.<text:span text:style-name="T2">operator_check</text:span></text:p>
          </table:table-cell>
          <table:table-cell table:style-name="표1.A2" office:value-type="string">
            <text:p text:style-name="P3">연산자 수정 테스트</text:p>
          </table:table-cell>
          <table:table-cell table:style-name="표1.D2" office:value-type="string">
            <text:p text:style-name="P9">통과</text:p>
          </table:table-cell>
        </table:table-row>
        <table:table-row>
          <table:table-cell table:style-name="표1.A2" office:value-type="string">
            <text:p text:style-name="P10">test_<text:span text:style-name="T2">special</text:span></text:p>
          </table:table-cell>
          <table:table-cell table:style-name="표1.A2" office:value-type="string">
            <text:p text:style-name="P19"><text:span text:style-name="T2">Codechecker</text:span>.<text:span text:style-name="T2">special_check</text:span></text:p>
          </table:table-cell>
          <table:table-cell table:style-name="표1.A2" office:value-type="string">
            <text:p text:style-name="P2">‘:’, ‘,’ 수정 테스트</text:p>
          </table:table-cell>
          <table:table-cell table:style-name="표1.D2" office:value-type="string">
            <text:p text:style-name="P8">통과</text:p>
          </table:table-cell>
        </table:table-row>
        <table:table-row>
          <table:table-cell table:style-name="표1.A2" office:value-type="string">
            <text:p text:style-name="P10">test_<text:span text:style-name="T2">bracket</text:span></text:p>
          </table:table-cell>
          <table:table-cell table:style-name="표1.A2" office:value-type="string">
            <text:p text:style-name="P19"><text:span text:style-name="T2">Codechecker</text:span>.<text:span text:style-name="T2">bracket_check</text:span></text:p>
          </table:table-cell>
          <table:table-cell table:style-name="표1.A2" office:value-type="string">
            <text:p text:style-name="P6">‘( , )’ , ‘[ , ]’ , ‘{ , }’ 수정 테스트</text:p>
          </table:table-cell>
          <table:table-cell table:style-name="표1.D2" office:value-type="string">
            <text:p text:style-name="P8">통과</text:p>
          </table:table-cell>
        </table:table-row>
        <table:table-row>
          <table:table-cell table:style-name="표1.A2" office:value-type="string">
            <text:p text:style-name="P10">test_<text:span text:style-name="T2">import</text:span></text:p>
          </table:table-cell>
          <table:table-cell table:style-name="표1.A2" office:value-type="string">
            <text:p text:style-name="P19"><text:span text:style-name="T2">Codechecker</text:span>.<text:span text:style-name="T2">import_check</text:span></text:p>
          </table:table-cell>
          <table:table-cell table:style-name="표1.A2" office:value-type="string">
            <text:p text:style-name="P11">‘<text:span text:style-name="T1">from’, ‘import’, ‘as’ 수정 테스트</text:span></text:p>
          </table:table-cell>
          <table:table-cell table:style-name="표1.D2" office:value-type="string">
            <text:p text:style-name="P8">통과</text:p>
          </table:table-cell>
        </table:table-row>
        <table:table-row>
          <table:table-cell table:style-name="표1.A2" office:value-type="string">
            <text:p text:style-name="P17"><text:span text:style-name="T2">test_</text:span>semiclone</text:p>
          </table:table-cell>
          <table:table-cell table:style-name="표1.A2" office:value-type="string">
            <text:p text:style-name="P19"><text:span text:style-name="T2">Codechecker</text:span>.<text:span text:style-name="T2">semiclone</text:span></text:p>
          </table:table-cell>
          <table:table-cell table:style-name="표1.A2" office:value-type="string">
            <text:p text:style-name="P2">‘;’ 제거, 수정 테스트</text:p>
          </table:table-cell>
          <table:table-cell table:style-name="표1.D2" office:value-type="string">
            <text:p text:style-name="P8">통과</text:p>
          </table:table-cell>
        </table:table-row>
        <table:table-row>
          <table:table-cell table:style-name="표1.A2" office:value-type="string">
            <text:p text:style-name="P18">test_class</text:p>
          </table:table-cell>
          <table:table-cell table:style-name="표1.A2" office:value-type="string">
            <text:p text:style-name="P19"><text:span text:style-name="T2">Codechecker.class_check</text:span></text:p>
          </table:table-cell>
          <table:table-cell table:style-name="표1.A2" office:value-type="string">
            <text:p text:style-name="P21">‘class’ 테스트</text:p>
          </table:table-cell>
          <table:table-cell table:style-name="표1.D2" office:value-type="string">
            <text:p text:style-name="P8">통과</text:p>
          </table:table-cell>
        </table:table-row>
        <table:table-row>
          <table:table-cell table:style-name="표1.A2" office:value-type="string">
            <text:p text:style-name="P18">test_def</text:p>
          </table:table-cell>
          <table:table-cell table:style-name="표1.A2" office:value-type="string">
            <text:p text:style-name="P19"><text:span text:style-name="T2">Codechecker.def_check</text:span></text:p>
          </table:table-cell>
          <table:table-cell table:style-name="표1.A2" office:value-type="string">
            <text:p text:style-name="P21">‘def’ 테스트</text:p>
          </table:table-cell>
          <table:table-cell table:style-name="표1.D2" office:value-type="string">
            <text:p text:style-name="P8">통과</text:p>
          </table:table-cell>
        </table:table-row>
        <table:table-row>
          <table:table-cell table:style-name="표1.A2" office:value-type="string">
            <text:p text:style-name="P18">test_return</text:p>
          </table:table-cell>
          <table:table-cell table:style-name="표1.A2" office:value-type="string">
            <text:p text:style-name="P19"><text:span text:style-name="T2">Codechecker.return_check</text:span></text:p>
          </table:table-cell>
          <table:table-cell table:style-name="표1.A2" office:value-type="string">
            <text:p text:style-name="P2">‘<text:span text:style-name="T2">return’ 테스트</text:span></text:p>
          </table:table-cell>
          <table:table-cell table:style-name="표1.D2" office:value-type="string">
            <text:p text:style-name="P8">통과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5:05:30.913114675</meta:creation-date>
    <dc:date>2018-12-05T17:22:07.766473631</dc:date>
    <meta:editing-duration>PT48M38S</meta:editing-duration>
    <meta:editing-cycles>3</meta:editing-cycles>
    <meta:generator>LibreOffice/6.0.6.2$Linux_X86_64 LibreOffice_project/00m0$Build-2</meta:generator>
    <meta:document-statistic meta:table-count="1" meta:image-count="0" meta:object-count="0" meta:page-count="2" meta:paragraph-count="44" meta:word-count="164" meta:character-count="588" meta:non-whitespace-character-count="541"/>
  </office:meta>
</office:document-meta>
</file>